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axErrorHandler.fatal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axErrorHandler.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axErrorHandler.warning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axErrorHandler.SimpleSaxErrorHandler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